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B9E540CDCB3E65D54F.png" manifest:media-type="image/png"/>
  <manifest:file-entry manifest:full-path="Pictures/1000020100000249000000BA276CEA5A5069AC6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7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8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1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/>
    </style:style>
    <style:style style:name="P13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/>
    </style:style>
    <style:style style:name="P14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/>
    </style:style>
    <style:style style:name="P15" style:family="paragraph" style:parent-style-name="Heading_20_2" style:list-style-name="WWNum3"/>
    <style:style style:name="P16" style:family="paragraph" style:parent-style-name="Standard">
      <style:paragraph-properties fo:text-align="center" style:justify-single-word="false"/>
      <style:text-properties fo:font-size="28pt" fo:font-weight="bold" officeooo:rsid="00174347" officeooo:paragraph-rsid="00174347" style:font-size-asian="28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4347" officeooo:paragraph-rsid="00174347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normal" officeooo:rsid="00174347" officeooo:paragraph-rsid="00174347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font-style="italic" fo:font-weight="normal" officeooo:rsid="00174347" officeooo:paragraph-rsid="00174347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74347" officeooo:paragraph-rsid="00174347" style:font-size-asian="24pt" style:font-weight-asian="bold" style:font-size-complex="24pt" style:font-weight-complex="bold"/>
    </style:style>
    <style:style style:name="P21" style:family="paragraph" style:parent-style-name="Standard">
      <style:text-properties officeooo:rsid="001823dd" officeooo:paragraph-rsid="001823dd"/>
    </style:style>
    <style:style style:name="P22" style:family="paragraph" style:parent-style-name="Standard" style:list-style-name="L1">
      <style:text-properties officeooo:rsid="001823dd" officeooo:paragraph-rsid="001823dd"/>
    </style:style>
    <style:style style:name="P23" style:family="paragraph" style:parent-style-name="Standard" style:list-style-name="L2">
      <style:text-properties officeooo:rsid="001823dd" officeooo:paragraph-rsid="001823dd"/>
    </style:style>
    <style:style style:name="P24" style:family="paragraph" style:parent-style-name="Standard" style:list-style-name="L4">
      <style:text-properties officeooo:rsid="001823dd" officeooo:paragraph-rsid="001823dd"/>
    </style:style>
    <style:style style:name="P25" style:family="paragraph" style:parent-style-name="Standard" style:list-style-name="L5">
      <style:text-properties officeooo:rsid="001823dd" officeooo:paragraph-rsid="001823dd"/>
    </style:style>
    <style:style style:name="P26" style:family="paragraph" style:parent-style-name="Standard" style:list-style-name="L6">
      <style:text-properties officeooo:rsid="001823dd" officeooo:paragraph-rsid="001823dd"/>
    </style:style>
    <style:style style:name="P27" style:family="paragraph" style:parent-style-name="Standard" style:list-style-name="L6">
      <style:text-properties officeooo:rsid="0019ad98" officeooo:paragraph-rsid="0019ad98"/>
    </style:style>
    <style:style style:name="P28" style:family="paragraph" style:parent-style-name="Standard" style:list-style-name="L7">
      <style:text-properties officeooo:rsid="0019ad98" officeooo:paragraph-rsid="0019ad98"/>
    </style:style>
    <style:style style:name="P29" style:family="paragraph" style:parent-style-name="Standard" style:list-style-name="L8">
      <style:text-properties officeooo:rsid="0019ad98" officeooo:paragraph-rsid="0019ad98"/>
    </style:style>
    <style:style style:name="P30" style:family="paragraph" style:parent-style-name="Standard" style:list-style-name="L4">
      <style:text-properties fo:font-weight="bold" officeooo:rsid="001823dd" officeooo:paragraph-rsid="001823dd" style:font-weight-asian="bold" style:font-weight-complex="bold"/>
    </style:style>
    <style:style style:name="P31" style:family="paragraph" style:parent-style-name="Standard">
      <style:paragraph-properties fo:margin-left="0.751cm" fo:margin-right="0cm" fo:text-indent="0.751cm" style:auto-text-indent="false"/>
      <style:text-properties officeooo:rsid="00174347" officeooo:paragraph-rsid="00174347"/>
    </style:style>
    <style:style style:name="P32" style:family="paragraph" style:parent-style-name="Standard" style:master-page-name="First_20_Page">
      <style:paragraph-properties style:page-number="1"/>
    </style:style>
    <style:style style:name="P33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74347" officeooo:paragraph-rsid="00174347"/>
    </style:style>
    <style:style style:name="P35" style:family="paragraph" style:parent-style-name="Standard_20__28_user_29_">
      <style:text-properties style:font-name="Arial1" fo:font-size="11pt" officeooo:rsid="001823dd" officeooo:paragraph-rsid="001823dd" style:font-size-asian="11pt" style:font-size-complex="11pt"/>
    </style:style>
    <style:style style:name="P36" style:family="paragraph" style:parent-style-name="Standard_20__28_user_29_" style:list-style-name="L3">
      <style:text-properties style:font-name="Arial1" fo:font-size="11pt" officeooo:rsid="001823dd" officeooo:paragraph-rsid="001823dd" style:font-size-asian="11pt" style:font-size-complex="11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f243e" loext:opacity="100%" fo:font-size="10pt" style:font-size-asian="10pt" style:font-size-complex="10pt"/>
    </style:style>
    <style:style style:name="T4" style:family="text">
      <style:text-properties fo:font-size="9pt" style:font-name-asian="Arial2" style:font-size-asian="9pt" style:font-size-complex="9pt"/>
    </style:style>
    <style:style style:name="T5" style:family="text">
      <style:text-properties fo:color="#000000" loext:opacity="100%" style:font-name-asian="Times New Roman1"/>
    </style:style>
    <style:style style:name="T6" style:family="text">
      <style:text-properties fo:color="#000000" loext:opacity="100%" fo:font-weight="bold" style:font-name-asian="Times New Roman1" style:font-weight-asian="bold" style:font-weight-complex="bold"/>
    </style:style>
    <style:style style:name="T7" style:family="text">
      <style:text-properties officeooo:rsid="0019ad98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6"/>
      <text:p text:style-name="P16"/>
      <text:p text:style-name="P16"/>
      <text:p text:style-name="P17">GameTracker</text:p>
      <text:p text:style-name="P20"><text:s/><text:span text:style-name="T5">Plataforma de Seguimento e Reseñas de Videoxogos</text:span></text:p>
      <text:p text:style-name="P17"/>
      <text:p text:style-name="P18">Rubén Agra Casal</text:p>
      <text:p text:style-name="P19">2º Desarrollo de aplicaciones multiplataforma</text:p>
      <text:p text:style-name="P34"/>
      <text:p text:style-name="P33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263_167962671" text:style-name="Index_20_Link" text:visited-style-name="Index_20_Link">1. Tipo de proxecto<text:tab/>3</text:a></text:p>
          <text:p text:style-name="P10"><text:a xlink:type="simple" xlink:href="#__RefHeading___Toc1265_167962671" text:style-name="Index_20_Link" text:visited-style-name="Index_20_Link">2. Descrición do proxecto<text:tab/>3</text:a></text:p>
          <text:p text:style-name="P10"><text:a xlink:type="simple" xlink:href="#__RefHeading___Toc1267_167962671" text:style-name="Index_20_Link" text:visited-style-name="Index_20_Link">3. Contextualización<text:tab/>3</text:a></text:p>
          <text:p text:style-name="P11"><text:a xlink:type="simple" xlink:href="#__RefHeading___Toc1269_167962671" text:style-name="Index_20_Link" text:visited-style-name="Index_20_Link">3.1. A quen vai destinado e por qué?<text:tab/>3</text:a></text:p>
          <text:p text:style-name="P11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11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11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10"><text:a xlink:type="simple" xlink:href="#__RefHeading___Toc1277_167962671" text:style-name="Index_20_Link" text:visited-style-name="Index_20_Link">4. Análise preliminar do proxecto<text:tab/>3</text:a></text:p>
          <text:p text:style-name="P11"><text:a xlink:type="simple" xlink:href="#__RefHeading___Toc1279_167962671" text:style-name="Index_20_Link" text:visited-style-name="Index_20_Link">4.1. Obxectivos que pretende alcanzar o proxecto<text:tab/>3</text:a></text:p>
          <text:p text:style-name="P11"><text:a xlink:type="simple" xlink:href="#__RefHeading___Toc1281_167962671" text:style-name="Index_20_Link" text:visited-style-name="Index_20_Link">4.2. Alcance e principais requisitos<text:tab/>3</text:a></text:p>
          <text:p text:style-name="P11"><text:a xlink:type="simple" xlink:href="#__RefHeading___Toc1283_167962671" text:style-name="Index_20_Link" text:visited-style-name="Index_20_Link">4.3. Actividades a levar a cabo para dar forma ao proxecto.<text:tab/>3</text:a></text:p>
          <text:p text:style-name="P11"><text:a xlink:type="simple" xlink:href="#__RefHeading___Toc1285_167962671" text:style-name="Index_20_Link" text:visited-style-name="Index_20_Link">4.4. Tecnoloxías que se empregarán<text:tab/>3</text:a></text:p>
        </text:index-body>
      </text:table-of-content>
      <text:p text:style-name="P5"/>
      <text:p text:style-name="P6"/>
      <text:p text:style-name="P8"/>
      <text:list xml:id="list3443104504" text:style-name="WWNum3">
        <text:list-item>
          <text:h text:style-name="P12" text:outline-level="1"><text:bookmark-start text:name="__RefHeading___Toc1263_167962671"/><text:bookmark-start text:name="_Toc99643930"/>Tipo de proxecto<text:bookmark-end text:name="__RefHeading___Toc1263_167962671"/><text:bookmark-end text:name="_Toc99643930"/></text:h>
        </text:list-item>
      </text:list>
      <text:p text:style-name="P31">O proxecto consistirá nunha aplicación móbil na que permitirá aos usuarios rexistrar, puntuar e comentar videoxogos que estean tanto xogando no momento ou que haxan <text:span text:style-name="T5">xogado nun pasado</text:span>. Sería similar a outras aplicacións existentes recoñecidas como Letterboxd ou GoodReads pero centrado nesta temática.</text:p>
      <text:list xml:id="list114760790022802" text:continue-numbering="true" text:style-name="WWNum3">
        <text:list-item>
          <text:h text:style-name="P14" text:outline-level="1"><text:bookmark-start text:name="__RefHeading___Toc1265_167962671"/><text:bookmark-start text:name="_Toc99643931"/>Descrición do proxecto<text:bookmark-end text:name="__RefHeading___Toc1265_167962671"/><text:bookmark-end text:name="_Toc99643931"/></text:h>
        </text:list-item>
      </text:list>
      <text:p text:style-name="P21">O proxecto consistiría nunha aplicación móbil que permitiría aos usuarios:</text:p>
      <text:list xml:id="list801174723" text:style-name="L1">
        <text:list-item>
          <text:p text:style-name="P22">Engadir videoxogos á súa colección.</text:p>
        </text:list-item>
        <text:list-item>
          <text:p text:style-name="P22">Puntuar e escribir reseñas.</text:p>
        </text:list-item>
        <text:list-item>
          <text:p text:style-name="P22">Seguir a outros usuarios e ver as súas listas.</text:p>
        </text:list-item>
        <text:list-item>
          <text:p text:style-name="P22">Explorar recomendacións baseadas nos seus gustos.</text:p>
        </text:list-item>
        <text:list-item>
          <text:p text:style-name="P22">Xestionar a súa lista (Xogos rematados, wishlist, favoritos, etc)</text:p>
        </text:list-item>
        <text:list-item>
          <text:p text:style-name="P22">Visualizar estadísticas gráficas (Xénero máis xogado, horas dedicadas a cada título...)</text:p>
        </text:list-item>
      </text:list>
      <text:list xml:id="list114761367960895" text:continue-list="list114760790022802" text:style-name="WWNum3">
        <text:list-item>
          <text:h text:style-name="P13" text:outline-level="1"><text:bookmark-start text:name="__RefHeading___Toc1267_167962671"/><text:bookmark-start text:name="_Toc99643932"/>Contextualización<text:bookmark-end text:name="__RefHeading___Toc1267_167962671"/><text:bookmark-end text:name="_Toc99643932"/></text:h>
          <text:list>
            <text:list-item>
              <text:h text:style-name="P15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21">Esta aplicación estaría dirixida a xogadores tanto casuais coma máis dedicados para que poidan ter una boa organización da súa colección e compartir opinións con outros usuarios. A necesidade sae de que non existe realmente unha aplicación decente que poida facer isto, e as aplicacións nas que se pode ter un seguimento son bastante utilizadas. </text:p>
      <text:list xml:id="list114760265710216" text:continue-numbering="true" text:style-name="WWNum3">
        <text:list-item>
          <text:list>
            <text:list-item>
              <text:h text:style-name="P15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list xml:id="list1829076059" text:style-name="L2">
        <text:list-item>
          <text:p text:style-name="P23">Permitir aos xogadores levar un rexistro adecuado da súa colección</text:p>
        </text:list-item>
        <text:list-item>
          <text:p text:style-name="P23">Ofrecer recomendacións personalizadas</text:p>
        </text:list-item>
        <text:list-item>
          <text:p text:style-name="P23">Fomentar a interacción entre a comunidade</text:p>
        </text:list-item>
      </text:list>
      <text:list xml:id="list114760509030169" text:continue-list="list114760265710216" text:style-name="WWNum3">
        <text:list-item>
          <text:list>
            <text:list-item>
              <text:h text:style-name="P15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35"><text:bookmark text:name="_heading=h.2et92p0"/><text:bookmark text:name="_heading=h.3znysh7"/>Sí, hai varias plataformas similares como Backloggd, GG App e HowLongToBeat, pero:</text:p>
      <text:list xml:id="list3858146612" text:style-name="L3">
        <text:list-item>
          <text:p text:style-name="P36">Algunhas carecen de interfaces pouco intuitivas.</text:p>
        </text:list-item>
        <text:list-item>
          <text:p text:style-name="P36">Algunhas non están actualizadas.</text:p>
        </text:list-item>
        <text:list-item>
          <text:p text:style-name="P36">Non todas permiten unha interacción social ao nivel de Letterboxd.</text:p>
        </text:list-item>
      </text:list>
      <text:list xml:id="list114761643548972" text:continue-list="list114760509030169" text:style-name="WWNum3">
        <text:list-item>
          <text:list>
            <text:list-item>
              <text:h text:style-name="P15" text:outline-level="2"><text:bookmark-start text:name="__RefHeading___Toc1275_167962671"/><text:soft-page-break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21"><text:bookmark text:name="_heading=h.tyjcwt"/>Sí, podería monetizarse con:</text:p>
      <text:list xml:id="list1456652707" text:style-name="L4">
        <text:list-item>
          <text:p text:style-name="P24"><text:span text:style-name="T8">Subscripción premium</text:span> (listas avanzadas, estadísticas máis detalladas, temas personalizados para o perfil...).</text:p>
        </text:list-item>
        <text:list-item>
          <text:p text:style-name="P30">Publicidade non invasiva.</text:p>
        </text:list-item>
        <text:list-item>
          <text:p text:style-name="P24"><text:span text:style-name="T6">Afiliación</text:span><text:span text:style-name="T8"> con tendas de videoxogos</text:span> (enlaces a Steam).</text:p>
        </text:list-item>
      </text:list>
      <text:p text:style-name="Standard"><text:bookmark text:name="_heading=h.3dy6vkm"/></text:p>
      <text:list xml:id="list114761729771605" text:continue-list="list114761643548972" text:style-name="WWNum3">
        <text:list-item>
          <text:h text:style-name="P13" text:outline-level="1"><text:bookmark-start text:name="__RefHeading___Toc1277_167962671"/><text:bookmark-start text:name="_Toc99643937"/>Análise preliminar do proxecto<text:bookmark-end text:name="__RefHeading___Toc1277_167962671"/><text:bookmark-end text:name="_Toc99643937"/></text:h>
          <text:list>
            <text:list-item>
              <text:h text:style-name="P15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list xml:id="list1058474315" text:style-name="L5">
        <text:list-item>
          <text:p text:style-name="P25">Crear unha plataforma intuitiva e atractiva para xestionar bibliotecas de videoxogos.</text:p>
        </text:list-item>
        <text:list-item>
          <text:p text:style-name="P25">Fomentar á comunidade a través de reseñas e recomendacións.</text:p>
        </text:list-item>
        <text:list-item>
          <text:p text:style-name="P25">Implementar un sistema de recomendacións baseado nas preferencias do usuario.</text:p>
        </text:list-item>
      </text:list>
      <text:list xml:id="list114760445066132" text:continue-list="list114761729771605" text:style-name="WWNum3">
        <text:list-item>
          <text:list>
            <text:list-item>
              <text:h text:style-name="P15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list xml:id="list3758760821" text:style-name="L6">
        <text:list-item>
          <text:p text:style-name="P26">Sistema CRUD como funcionalidade básica (engadir xogos, modificar, eliminar, listas personalizadas, reseñas...)</text:p>
        </text:list-item>
        <text:list-item>
          <text:p text:style-name="P26">Melloras futuras: Implementar recomendacións personalizadas, estadísticas gráficas propias, <text:span text:style-name="T7">visualización de actividade ou linea de tempo dos usuarios amigos.</text:span></text:p>
        </text:list-item>
        <text:list-item>
          <text:p text:style-name="P27">Requisitos técnicos: Desenvolvemento en Jetpack Compose, backend en Firebase.</text:p>
        </text:list-item>
      </text:list>
      <text:list xml:id="list114761016877091" text:continue-list="list114760445066132" text:style-name="WWNum3">
        <text:list-item>
          <text:list>
            <text:list-item>
              <text:h text:style-name="P15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list xml:id="list1526617348" text:style-name="L7">
        <text:list-item>
          <text:p text:style-name="P28">Investigación de plataformas similares (Letterboxd, GoodReads, Musicboard, MyAnimeList).</text:p>
        </text:list-item>
        <text:list-item>
          <text:p text:style-name="P28">Deseño de UI/UX.</text:p>
        </text:list-item>
        <text:list-item>
          <text:p text:style-name="P28">Desenvolvemento de base de datos (xestión de usuarios, api externa...).</text:p>
        </text:list-item>
        <text:list-item>
          <text:p text:style-name="P28">Implementación de frontend utilizando Jetpack Compose.</text:p>
        </text:list-item>
        <text:list-item>
          <text:p text:style-name="P28">Probas e feedback de usuarios target.</text:p>
        </text:list-item>
      </text:list>
      <text:list xml:id="list114761120624734" text:continue-list="list114761016877091" text:style-name="WWNum3">
        <text:list-item>
          <text:list>
            <text:list-item>
              <text:h text:style-name="P15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list xml:id="list285025336" text:style-name="L8">
        <text:list-item>
          <text:p text:style-name="P29"><text:span text:style-name="T8">Frontend:</text:span> Jetpack Compose (Kotlin).</text:p>
        </text:list-item>
        <text:list-item>
          <text:p text:style-name="P29"><text:span text:style-name="T8">Backend: </text:span>Fireabase.</text:p>
        </text:list-item>
        <text:list-item>
          <text:p text:style-name="P29"><text:soft-page-break/><text:span text:style-name="T8">Base de datos: </text:span>Mariadb.</text:p>
        </text:list-item>
        <text:list-item>
          <text:p text:style-name="P29"><text:span text:style-name="T8">Autenticación</text:span>: Google Auth / Correo electrónico</text:p>
        </text:list-item>
        <text:list-item>
          <text:p text:style-name="P29"><text:span text:style-name="T8">APIs externas:</text:span> RAWG API (información de xogos)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style:default-outline-level="1" style:list-style-name="WWNum3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 Copy 1" text:anchor-type="char" svg:x="-0.379cm" svg:y="-0.635cm" svg:width="7.211cm" svg:height="1.499cm" draw:z-index="5"><draw:image xlink:href="Pictures/1000000000000310000001B9E540CDCB3E65D54F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9"><draw:image xlink:href="Pictures/1000020100000249000000BA276CEA5A5069AC6A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5</text:page-number></text:span><text:span text:style-name="MT2"><text:s/>| </text:span><text:span text:style-name="MT2"><text:page-count>5</text:page-count>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E540CDCB3E65D54F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20100000249000000BA276CEA5A5069AC6A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ES Mare Nostrum</meta:initial-creator>
    <meta:editing-cycles>5</meta:editing-cycles>
    <meta:creation-date>2022-03-31T16:47:00</meta:creation-date>
    <dc:date>2025-02-03T11:47:59.657000000</dc:date>
    <meta:editing-duration>PT10M2S</meta:editing-duration>
    <meta:generator>LibreOffice/7.1.2.2$Windows_X86_64 LibreOffice_project/8a45595d069ef5570103caea1b71cc9d82b2aae4</meta:generator>
    <meta:document-statistic meta:table-count="0" meta:image-count="4" meta:object-count="0" meta:page-count="5" meta:paragraph-count="66" meta:word-count="613" meta:character-count="4022" meta:non-whitespace-character-count="3515"/>
    <meta:user-defined meta:name="AppVersion">15.0000</meta:user-defined>
    <meta:template xlink:type="simple" xlink:actuate="onRequest" xlink:title="Normal" xlink:href=""/>
  </office:meta>
</office:document-meta>
</file>